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keep-together="auto" fo:padding="0cm" fo:border="none" style:shadow="none" fo:keep-with-next="auto"/>
    </style:style>
    <style:style style:name="P3" style:family="paragraph" style:parent-style-name="Text_20_body">
      <style:paragraph-properties fo:padding="0cm" fo:border="none" style:shadow="none"/>
    </style:style>
    <style:style style:name="P4" style:family="paragraph" style:parent-style-name="Text_20_body" style:list-style-name="L2">
      <style:paragraph-properties fo:margin-top="0cm" fo:margin-bottom="0.101cm"/>
    </style:style>
    <style:style style:name="P5" style:family="paragraph" style:parent-style-name="Text_20_body" style:list-style-name="L3">
      <style:paragraph-properties fo:margin-top="0cm" fo:margin-bottom="0.101cm"/>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color="#000080"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Heading_20_1" text:outline-level="1">Salomon</text:h>
        <text:h text:style-name="Heading_20_2" text:outline-level="2">Was ihnen Salomon erzäh­len wird</text:h>
        <text:p text:style-name="Standard">Er führt eine Gemeinschaft von Menschen an, denen gemeinsam ist, dass sie über Fähigkeiten verfügen, die die der Magier bei weitem übersteigen, die aber angeboren sind. </text:p>
        <text:p text:style-name="Standard">Sinn dieser Gemeinschaft ist es sich gegenseitig zu schützen vor der GILDE und eines Tages als gleichberechtigter Machtfaktor in der Gesellschaft akzeptiert zu sein. Salomon will nicht die GILDE ver­nichten oder die Weltherrschaft an sich reißen, wie es Frederic ange­deutet hat.</text:p>
        <text:p text:style-name="Standard">Salomon weiß, das diese Menschen erstmals seit etwa 80 Jahren vor­kommen. Er hat den Eindruck, als würden der Zuwachs immer schneller von statten gehen, da er Schwierigkeiten hat, alle rechtzei­tig zu finden und zu schützen, da er immer öfter Hinweise auf Neu­linge erhält.</text:p>
        <text:p text:style-name="Standard">Die GILDE weiß nicht, das es sol­che Menschen gibt, würde aber bei Kenntniss von Ihnen eine Men­schenjagt ohne gleichen beginnen, da die GILDE keine Konkurrenz neben sich duldet. Die GILDE hat bereits den einen oder anderen von ihnen erwischt, hat diese ein­gesperrt und teilweise sogar getö­tet, aber bisher hat die GILDE noch nicht erkannt, das es sich um ein Massenphänomen handelt. Die GILDE ist aber wachsam.</text:p>
        <text:p text:style-name="Standard">Er weiß das diese Vollplattenritter noch an zwei weiteren Stellen (Im Reich Cianil und hoch im Norden) aufgetaucht sind und hinter den Mitgliedern der Gesellschaft her waren. Er glaubt, das diese Voll­plattenritter um die Gemeinschaft und ihre Mitglieder Bescheid wissen und die Mitglieder in ihre Gewalt bekommen wollen.</text:p>
        <text:h text:style-name="Heading_20_2" text:outline-level="2">Was er Ihnen über Frederic sagen wird</text:h>
        <text:p text:style-name="Text_20_body">Frederic hat er vor einem knappen halben Jahr entdeckt. Er wollte ihn für die Gemeinschaft gewinnen. Frederic hat zugesagt. </text:p>
        <text:p text:style-name="Text_20_body">Er weiß nicht, warum er nun auf einmal aus heiterem Himmel be­gonnen hat zu töten. Mit den Morden hat er auch den Anspruch formuliert die Gemeinschaft zu führen und die Macht an sich zu reißen und die GILDE zu zerstören.</text:p>
        <text:p text:style-name="Text_20_body">Salomon wollte in umstimmen, konnte dies aber nicht und musste ihn daher töten. </text:p>
        <text:p text:style-name="Text_20_body">Es hat aber eine Zeit gedauert, bis er Frederic finden und stellen konnte.</text:p>
        <text:h text:style-name="Heading_20_2" text:outline-level="2">Was Salomon selber nicht weiß</text:h>
        <text:p text:style-name="Text_20_body">Er hat keine Ahnung wer genau die Vollplattenritter mit den Wölfen sind oder von wo sie kommen.</text:p>
        <text:p text:style-name="Text_20_body">Er versteht nicht, warum die Voll­plattenritter mit Frederic zu­sammengearbeitet haben, anstatt ihn einfach in ihre Gewalt zu bringen.</text:p>
        <text:p text:style-name="Text_20_body">Von einer anderen Gruppe, die gegen die Vollplattenritter kämpft weiß er rein gar nichts.</text:p>
        <text:h text:style-name="Heading_20_2" text:outline-level="2">Was er Ihnen nicht sagen wird</text:h>
        <text:p text:style-name="Standard">Wie viele es von ihnen gibt.</text:p>
        <text:p text:style-name="Standard">Welchen Umfang die Kräfte haben, über die die einzelnen Mitglieder verfügen.</text:p>
        <text:h text:style-name="Heading_20_2" text:outline-level="2">Was er Ihnen über sie selber sagt</text:h>
        <text:p text:style-name="Standard">Er glaubt im Gegensatz zu Corinna nicht, dass die Gruppe die Fähig­keit besitzt, da sein Freund Johan der Blinde dies nicht glaubt und der derjenige ist, der am zu­verlässigsten die Kräfte anderer Menschen entdecken und beurtei­len kann.</text:p>
        <text:p text:style-name="Standard">Corinna hat die Kräfte genauso wie Frederic sie ohne Zweifel hatte.</text:p>
        <text:p text:style-name="Standard">Er wird aber ein Auge auf sie werfen, so dass die Möglichkeit be­steht, dass sie bei der Gemein­schaft Unterschlupf finden, sollten die Kräfte doch eines Tages bei Ih­nen auftreten.</text:p>
        <text:h text:style-name="Heading_20_2" text:outline-level="2">Rätschläge von Salomon</text:h>
        <text:p text:style-name="Standard">Wenn Sie die Kräfte haben, dann werden sie es zweifelsohne wissen.</text:p>
        <text:p text:style-name="Standard">Niemals die Kräfte offen demons­trieren oder den Behörden oder der GILDE gegenüber erwähnen.</text:p>
        <text:p text:style-name="Standard">Die Magier der Gruppe haben beim nächsten Scan ein Problem, sollten sie die Kräfte wirklich bis dahin entfalten, da die GILDE dann da­von erfahren werden.</text:p>
        <text:p text:style-name="Standard">Sie müssen am besten alle Ma­gierscans und Verhöre umgehen, da es sonst passieren kann, das die Gruppe Hinweise auf die Ge­meinschaft preisgibt. Es wird ihnen aber voraussichtlich hier keine Gefahr drohen, außer sie geraten in die Hände eines Magiers der be­reits einige Vermutungen zu der Gemeinschaft hat und der die Ver­bindung zwischen Frederic und der Gemeinschaft erkannt hat. </text:p>
        <text:h text:style-name="Heading_20_2" text:outline-level="2">Etwas Background zu Salo­mon</text:h>
        <text:p text:style-name="Standard">Salomon hat einen engen Freund in der GILDE; nämlich <text:span text:style-name="T1">Quintes Joces O`Maniac</text:span>. Quintes gehört der GILDE an, ist aber reichlich un­politisch motiviert und sieht in der Gemeinschaft keine Gefahr son­dern eher eine Bereicherung. </text:p>
        <text:p text:style-name="Standard">Er weiß nicht, das Quintes seit zwei Tagen in der Stadt ist. Er weiß ebenfalls nicht, das <text:span text:style-name="T1">James Lambard</text:span> ebenfalls in der Stadt eingetroffen ist und das Lambard bereits Verdacht geschöpft hat, das es die Gemeinschaft geben könnte und die bisher gefundenen keine Einzelfälle seinen könnten. </text:p>
        <text:p text:style-name="Standard">Sollte es passieren, dass die Gruppe in ein Verhör gerät, wird Quintes sie allerdings dort rausho­len und die Spuren zu ihnen verwischen.</text:p>
        <text:p text:style-name="Standard">James Lambard ist ein hoch­rangiger Magier der GILDE. Sollte die Gruppe auffällig werden und er etwas erfahren, so wird er versu­chen die Gruppe in seine Gewalt zu bekommen und auszuhorchen. </text:p>
        <text:h text:style-name="P1" text:outline-level="1">Dungeoncrawl</text:h>
        <text:p text:style-name="Text_20_body">Unter dem Bergwerk liegt eine alte vergessene Gruft eines verstor­benen Freimagiers. </text:p>
        <text:p text:style-name="Text_20_body">Dieser hat schon vor Jahr­hunderten gewußt, das Revelation ein Quarantäneplanet ist und hat an dem Artefakt mitgewirkt. </text:p>
        <text:p text:style-name="Text_20_body">Die Pyramide ist seine letzte Arbeitsstätte (auch wenn die Gruppe hier nichts finden wird was für sie von Nutzen ist, da alles un­ter ihren Händen zerbröseln wird).</text:p>
        <text:p text:style-name="Text_20_body">In seiner Gruft wird ein Teil des Artefaktes aufbewahrt bis es von einem Genträger gefunden wird. Allerdings muss dieser Genträger einen Handel durchführen und da­für einen anderen Gegenstand hergeben. Dieser wird dann dem Artefaktteil hinzugefügt. </text:p>
        <text:p text:style-name="Text_20_body">Die Gruppe wird im letzten Teil des Dungeoncrawls auf eine Sammlung von Skelettresten stoßen, die schon seit Jahrzehnten hier rum liegen. Diese Skelette weise ty­pische Brüche von Schlag- und Hiebwaffen auf. Ein paar Meter weiter kann man ein weiteres Skelett finden, (mit schwereren Verletzungen als die übrigen Skelette) Die Skelette sind alle von Revelation, leicht zu erkennen an verrotteten Metallrüstungen und <text:s/>-waffen.</text:p>
        <text:p text:style-name="Text_20_body">Das letzte Skelett ist ein Sequenz­träger, der es fast geschafft hat, den Handel abzuschließen. Er wurde kurz vor dem Ziel von sei­nen Gegnern erwischt. Er konnte diese zwar ausschalten, wurde aber selber so schwer dabei verletzt, dass er selbst mit der Se­quenz nicht überleben konnte.</text:p>
        <text:p text:style-name="Text_20_body">Wenn die Gruppe zu tief in die Pyramide eindringt, werden sie von einigen Monstern / animierten Figuren daran gehindert weiter vorzudringen. Sie können den Kampf versuchen, werden aber von den Figuren zurückgedrängt.</text:p>
        <text:h text:style-name="Heading_20_1" text:outline-level="1">Monster</text:h>
        <text:h text:style-name="Heading_20_2" text:outline-level="2">Dragonit</text:h>
        <text:p text:style-name="Text_20_body">Fliegende kleine Drachen (aus WarpWorld geklaut:</text:p>
        <text:p text:style-name="P2"><text:span text:style-name="T2">ST</text:span> 7, <text:span text:style-name="T2">DX</text:span> 12, <text:span text:style-name="T2">IQ</text:span><text:span text:style-name="T3"> 7</text:span>, <text:span text:style-name="T2">HT</text:span><text:span text:style-name="T3"> 12</text:span> <text:s text:c="4"/><text:line-break/><text:span text:style-name="T2">Speed</text:span>: 10 <text:s text:c="3"/>, Move 10 <text:s text:c="4"/><text:line-break/><text:span text:style-name="T2">Dodge</text:span>: 12 <text:s text:c="2"/>, Parry: <text:s text:c="3"/>, <text:span text:style-name="T2">Block</text:span>: <text:s text:c="4"/><text:line-break/><text:span text:style-name="T2">Damage</text:span>: Bite 1d-1, Infektionen können die Folge sein wenn HT – Roll misslingt <text:s text:c="4"/><text:line-break/><text:span text:style-name="T2">Armour</text:span>: None<text:line-break/><text:span text:style-name="T2">Skills:</text:span> Bite 12; Flying 14</text:p>
        <text:p text:style-name="P3">Die Dragonit kann man bevorzugt in Höhlen und verlassenen Berg­werken finden. Sie haben die Tendenz in Rudeln aufzutreten und sind über mehrere Ecken mit Fle­dermäusen verwandt. Werden sie einmal aufgescheucht, sind sie ausgesprochen hartnäckig und greifen so lange an, bis die Eindringlinge ihr Territorium wieder verlassen haben. </text:p>
        <text:h text:style-name="Heading_20_1" text:outline-level="1">Das Artefakt</text:h>
        <text:p text:style-name="Standard">Das Artefakt ist ein Rufer, sobald das Artefakt zusammengesetzt und aktiviert wurde, werden die Schöpfer alamiert und die Entitä­ten die den Rufer aktiviert haben, können die Simulation verlassen.</text:p>
        <text:p text:style-name="Standard">Das Artefakt wurde in viele Einzel­teile zerlegt und auf Revelation verstreut. Sobald die Sequenz erwacht, besteht für die Sequenz­träger die Möglichkeit die Artefakt­teile zu finden. Dies ist mit ein Grund warum die Sequenzträger für die Außenweltler so wichtig sind, da nur ein Sequenzträger die Möglichkeit hat, die Artefaktbruch­stücke zu bergen.</text:p>
        <text:h text:style-name="Heading_20_1" text:outline-level="1">Der Freimagier</text:h>
        <text:p text:style-name="Standard">Freimagier Artemies</text:p>
        <text:p text:style-name="Standard">Der Freimagier wußte um die Qua­rantäne und um die Bedeutung des Artefaktes (er kennt aber nicht die wahre Bedeutung des Artefakts, er geht davon aus, dass das Artefakt den Trägern uneingeschränkte Macht verleihen wird und dadurch eine neue Rasse entstehen wird.)</text:p>
        <text:p text:style-name="Standard">Der Freimagier war selber kein Se­quenzträger.</text:p>
        <text:p text:style-name="Standard">Er wußte, das es außerhalb von Revelation hunderte von bewohn­ten Welten gibt, die von weitaus mächtigeren Wesen/Menschen be­wohnt werden, und deren Magie der ihren um Jahrtausende voraus ist. Der Freimagier ging davon aus, das die anderen Welten durch Ma­gier gefunden und besiedelt wurden. Das es sich um Technolo­gie händeln könnte ist ihm nie in den Sinn gekommen.</text:p>
        <text:p text:style-name="Standard">Das Buch macht also den Eindruck, als wenn von Revelation ausge­hend ausgehend andere Welten durch Portale erschlossen und besiedelt wurden.</text:p>
        <text:p text:style-name="Standard">Die Magie wurde auf einen unvoll­stellbaren Level gebraucht und die Menschen haben quasi zu den Göt­tern aufgeschlossen. Jeder Fort­schritt war Magie (es gab auch viel mehr Magier...) </text:p>
        <text:p text:style-name="Standard">Irgendwann entdeckten die Men­schen die Götter und begannen gegen sie Krieg zu führen.</text:p>
        <text:p text:style-name="Standard">Dies entspricht quasi den Tatsa­chen, da die Menschen erstmals entdeckten, das mit ihrem Univer­sum etwas nicht stimmt. Die Schöpfer haben darauf hin die Si­mulation in ihren Kapazitäten her­untergefahren und die Sequenz eingeführt um zu entscheiden wel­che Entitäten tiefer zu simulieren sind. Dabei haben die Schöpfer die Sequenz von den Entitäten selber einführen lassen, indem die Men­schen in der Sequenz all ihr Wissen und ihre Technologie ko­dierten und die Sequenz schlafen legten. So glaubte sich die Menschheit sicher vor der völligen Ausrottung. Die Schöpfer selber strichen die Simulation in der Tiefe und Breite zusammen, so das letz­lich nur noch die Sequenz ent­schied, was simuliert wurde. In der Konsequenz bedeutet dass, das an sich nur Revelation simuliert wird und das Universum nur ein kleiner Teil der Simulation ist.</text:p>
        <text:p text:style-name="Standard">Es gibt auch außerhalb von Reve­lation Sequenzträger! Dies sind aber nur sehr wenige und werden diejenigen sein, die die Sequenz­träger die es schaffen werden Re­velation zu verlassen, anleiten und schulen werden. (meine Eingreift­ruppe, gehört dazu, diese werden sich aber als Angehörige der Kon­trolle ausgeben.)</text:p>
        <text:h text:style-name="Heading_20_1" text:outline-level="1">Der Handel</text:h>
        <text:p text:style-name="Standard">Der Handel des freimagiers auf den sich die Character einlassen wird sich für die Gruppe erstmal nicht erschließen. </text:p>
        <text:p text:style-name="Standard">Der Freimagier hat versucht sein Leben zu verlängern. Er hat eine Methode gefunden, wie sein Körper in eine Art von Stasse gelegt werden kann. Wenn die Gruppe alle Bruchstücke gefunden hat, so müßen sie mit Hilfe des Artefakt den Freimagier wieder zum Leben zurück bringen. Wenn sie dies nicht tun, so werden die ma­gischen Artefakte des Freimagier hinter der Gruppe her sein und ih­nen einige Schererreien bereiten. </text:p>
        <text:p text:style-name="Standard">Die Figuren in der Pyramide sind allesamt animiert und können die Gruppe verfolgen (entsprechend des Supermonsters aus Role­master, das man den Figuren auf den Hals hetzen kann, wenn die Fi­guren gegen alles immun sind und zu hohen Level erreicht haben.</text:p>
        <text:h text:style-name="Heading_20_1" text:outline-level="1">Die Eingreifgruppe</text:h>
        <text:p text:style-name="Standard">Die Eingreifgruppe ist dieselbe die die Gruppe vor den Scouts gerettet haben.</text:p>
        <text:p text:style-name="Standard">Die Eingreifgruppe besteht aus 11 Mann und all diese Männer sind auf Revelation geboren und wurden von der KONTROLLE für speziell solche Außenmissionen angeheu­ert. </text:p>
        <text:p text:style-name="Standard">Die Eingreifgruppe ist technolo­gisch sehr weit fortgeschritten, das heißt sie kennen Feuerwaffen, Elektronik und ähnliches bis zu einem Entwicklungsstand der etwa dem spätem 21 Jahrhundert ent­spricht. Sie haben allerdings Reve­lation nie verlassen und wissen nichts über die übrigen Welten.</text:p>
        <text:p text:style-name="Standard">Ihr Wissen über Revelation: Sie wissen, das Revelation unter Qua­rantäne steht und das die Men­schen dort die Sequenz hüten. Ihre Aufgabe ist es dafür zu sorgen, das auf Revelation alles glatt läuft wenn die Sequenz ausbricht. </text:p>
        <text:p text:style-name="Standard">An sich ist man davon ausge­gangen, das Salomon derjenige sein wird, der das Artefakt zu­sammen setzen wird, nun aber ist es die Gruppe...</text:p>
        <text:h text:style-name="Heading_20_1" text:outline-level="1">Episoden</text:h>
        <text:h text:style-name="Heading_20_2" text:outline-level="2">Aufklärung</text:h>
        <text:p text:style-name="Text_20_body">Die Eingreiftruppe wird die Gruppe stellen und ihnen erklären in was sie da rein geraten sind.</text:p>
        <text:list text:style-name="L2">
          <text:list-item>
            <text:p text:style-name="P4">Sie arbeiten für die Kon­trolle, aber sie sind NICHT die Kontrolle. Bezieht sich auf die Eingreiftruppe.</text:p>
          </text:list-item>
          <text:list-item>
            <text:p text:style-name="P4">Sie führen Aufträge für die Kontrolle aus. Ihr jetziger Auftrag lautet, Ihnen In­struktionen zu geben und Fragen zu beantworten, soweit sie dazu in der Lage sind. </text:p>
          </text:list-item>
          <text:list-item>
            <text:p text:style-name="P4">Die Gruppe hat sich qualifi­ziert für eine Quest: Sie müssen nun die Bruch­stücke eines Artefakts finden und irgendwie zu­samen setzen. </text:p>
          </text:list-item>
          <text:list-item>
            <text:p text:style-name="P4">Man ging davon aus, das Salomon derjenige wird, der die Quest annehmen wird, aber das ist of­fensichtlich schief ge­laufen.</text:p>
          </text:list-item>
          <text:list-item>
            <text:p text:style-name="P4">Sie wissen nicht, um was es bei den Artefakt geht, was es kann oder was es nicht kann.</text:p>
          </text:list-item>
          <text:list-item>
            <text:p text:style-name="P4">Sie haben einen Handel mit dem Freimagier Arte­mies eingegangen. Er gab ihnen einen Teil des Arteb­fakts dafür müssen sie nun wenn sie das Artefakt zu­sammen gesetzt haben, den Magier mit dem Artefakt wieder erwecken.</text:p>
          </text:list-item>
          <text:list-item>
            <text:p text:style-name="P4">Die Kontrolle wird ein Auge auf sie werfen und in Zu­kunft genau beobachten, was sie tun. Ein Kneifen wird nicht geduldet, sie müssen also alles in Ihrer Macht stehende tun, um die Bruchstücke zu finden und das Artefakt zu­sammen zusetzen.</text:p>
          </text:list-item>
          <text:list-item>
            <text:p text:style-name="P4">Aufgrund des Handels mit Artemies haben sie einen weiteren Grund das Artefakt zu finden, da man davon ausgehen kann, das Artemies den einen oder anderen Trick im Ärmel hat um entsprechend Druck auszuüben.</text:p>
          </text:list-item>
          <text:list-item>
            <text:p text:style-name="P4">Das Artefakt hat eine Tendenz sich finden zu lassen. Man kann zwar da­nach suchen, aber nur wenn es gefunden werden will, dann wird es von je­mand der das Schicksal trägt auch gefunden werden.</text:p>
          </text:list-item>
          <text:list-item>
            <text:p text:style-name="P4">Die Gruppe sollte mit nie­manden darüber reden, was sie gefunden haben oder was sie tun müssen.</text:p>
          </text:list-item>
          <text:list-item>
            <text:p text:style-name="P4">Wenn sie das Artefakt zu­sammen gesetzt haben, wird die Kontrolle aktiv werden. Was genau das bedeutet wissen sie auch nicht. </text:p>
          </text:list-item>
        </text:list>
        <text:h text:style-name="Heading_20_2" text:outline-level="2">Der Illusionist</text:h>
        <text:p text:style-name="Text_20_body">Denn Illusionisten können sie ein kassieren. </text:p>
        <text:p text:style-name="Text_20_body">Er kann ihnen zu Frederic nichts neues verraten. Er sagt, das er sich nicht getraut hat Frederic zu widersprechen. </text:p>
        <text:p text:style-name="Text_20_body">Er wird sie anflehen sie nicht den Behörden auszuliefern und bietet ihnen seine Dienste an. Warum er nicht registriert ist, <text:s/>will er nicht verraten. Wenn sie ihn bedrohen können sie erfahren, das sein Vater in Konflikt mit der GILDE kam, da sein Vater etwas erfunden hat, von dem die GILDE nicht wollte, das es public wurde. Daher wurde sein Vater getötet, er konn­te vorher noch fliehen...Er weiß nicht, was sein Vater gefunden / erfunden hat.</text:p>
        <text:p text:style-name="Text_20_body">Wenn sie ihn ausliefern, bekom­men sie ein Belohnung von sage und schreibe 2.000. </text:p>
        <text:p text:style-name="Text_20_body">Wenn Sie ihn nicht ausliefern, be­kommen sie einen Kontakt, der sich später als wertvoll erweisen kann. Der Illusionist wird dann bei den Drunken Monkeys Unter­schlupf finden. </text:p>
        <text:p text:style-name="Text_20_body">Um ihn zu finden, müssen die Drunken Monkeys erst noch aktiv werden. Sobald sie ihn gefunden haben, werden die Monkeys die Gruppe um Hilfe bieten ihn zu fassen. Der Illusionist wird gewarnt <text:s/>sein und die Gruppe mit Hilfe von Illusionen narren, so dass die Gruppe sich am Ende selber bekämpfen wird. Wenn Sie ihn festsetzen, dann wird er um Gnade flehen und sagen, dass er davon ausging, das man gekommen ist um ihn zu töten und er sich nur wehren wollte. --&gt; Er wird niemanden töten...</text:p>
        <text:h text:style-name="Heading_20_2" text:outline-level="2">Drunken Monkeys</text:h>
        <text:p text:style-name="Text_20_body">Die Drunken Monkys haben in der Zwischenzeit die Organisation der Scarfaces zerschlagen, so dass nur noch eine Diebesgilde in Virennica gibt. </text:p>
        <text:p text:style-name="Text_20_body">Die Gruppe hat dafür bei den Mon­keys ein Stein im Brett, soll heißen, die Monkys dienen in Zu­kunft als Kontakt/Patron (wenn auch nur im kleinen).</text:p>
        <text:h text:style-name="Heading_20_2" text:outline-level="2">Das Bergwerk</text:h>
        <text:p text:style-name="Text_20_body">Wenn sie versuchen die noch nicht untersuchten Stollen zu erforsch­ten werden sie von einem Schwarm Dragoniten in die flucht geschlagen werden.</text:p>
        <text:p text:style-name="Text_20_body">Ansonsten ist im Bergwerk selber nichts mehr zu finden.</text:p>
        <text:h text:style-name="Heading_20_2" text:outline-level="2">Die Pyramide</text:h>
        <text:p text:style-name="Text_20_body">Die Pyramide wird ihre Ausgänge dicht machen, sobald die Gruppe sich von der Pyramide entfernt. In der Pyramide selber kann man nur das Tagebuch und die Metallbuch finden. Beide sind leicht auffindbar in der Bibliothekt. Alle anderen Sa­chen sind zu alt und zerfallen wenn man sie anfassen will.</text:p>
        <text:p text:style-name="Text_20_body">Die große Figur in der Mitte der Py­ramide wird sich nicht mehr be­wegen oder etwas sagen.</text:p>
        <text:p text:style-name="Text_20_body">Die Figur stellt eine junge Frau dar. Sascha wird sich einbilden, das sie Corinna ähnelt, die anderen halten das für Quatsch.</text:p>
        <text:p text:style-name="Text_20_body">Die großen Figuren in den vier anderen Räumen sind </text:p>
        <text:list text:style-name="L3">
          <text:list-item>
            <text:p text:style-name="P5">ein Mann, der in der einen Hand eine Weltkugel hält (Revelation), in der anderen Hand hält er eine Stock/Waffe???</text:p>
          </text:list-item>
          <text:list-item>
            <text:p text:style-name="P5">eine Frau in langen Ge­wändern, die ein offenes Buch vor sich hält</text:p>
          </text:list-item>
          <text:list-item>
            <text:p text:style-name="P5">ein Mann, gebückte Haltung mit Flügeln</text:p>
          </text:list-item>
          <text:list-item>
            <text:p text:style-name="P6">eine Frau, die ein Kind an der Brust die Milch gibt.</text:p>
          </text:list-item>
        </text:list>
        <text:p text:style-name="Text_20_body">Ansonsten gibt es an die hundert lebensgroßer Figuren die alles erdenkliche darstellen.</text:p>
        <text:h text:style-name="Heading_20_1" text:outline-level="1">Virennica</text:h>
        <text:p text:style-name="Text_20_body">In Virennica hängt es von der Gruppe ab, was passieren wird, und wie gut ihre Coverstory ist.</text:p>
        <text:h text:style-name="Heading_20_2" text:outline-level="2">Lambard</text:h>
        <text:p text:style-name="Text_20_body">Falls Lambard auf die Gruppe aufmerksam wird, dann wird er die Gruppe selber verhören und falls er mißtrauisch wird, wird er die Gruppe einem magischen Verhör unterziehen. Da wird sie dann aber Quintes rausho­len.</text:p>
        <text:h text:style-name="Heading_20_2" text:outline-level="2">Quintes</text:h>
        <text:p text:style-name="Text_20_body">Quintes weiß so ziemlich alles was bisher passiert ist und hat selber Nachforschungen angestellt. Quintes ist ein guter Freund von Salomon und weiß, das es immer mehr Menschen mit seltsamen Kräften gibt.</text:p>
        <text:p text:style-name="Text_20_body">Er rät der Gruppe sich still zu verhalten und die Quest durch zu führen. </text:p>
        <text:p text:style-name="Text_20_body">Er weiß selber nichts über die Pyramide oder ähnliches, kann der Gruppe aber viel über Artemis selbst erzählen. Er meint, dass sie seine Arbeitsstätte (= Pyramide) gefunden haben, das diese aber nur gefunden wird, und nicht gefunden werden kann. Auch sollte man nicht davon ausgehen, dass die Pyramide noch da ist, wenn sie die Höhle ein weiteres Mal aufsuchen. </text:p>
        <text:p text:style-name="Text_20_body">Quintes weiß nichts über die Quarantäne oder was die Kontrolle will. Er bietet der gruppe an, ihnen bei ihren Nachforschungen zu helfen und sie zu unterstützen soweit es ihm möglich ist. </text:p>
        <text:p text:style-name="Text_20_body">Wenn sie ihn nach seinen Beweggründen nennen, dann wird er folgendens sagen:</text:p>
        <text:list text:style-name="L4">
          <text:list-item>
            <text:p text:style-name="P7">Neugierde und der Wille / Wunsch alles zu lernen, was sich ihm an Wundern bietet. Er hält die Gruppe für ein solches Wunder, und er will wissen, wie es ihnen in Zukunft ergehen wird und er will möglichst viel über sie lernen. Auch sind die Entdeckungen die die Gruppe gemacht haben und noch machen könnten von großem Interesse für ihn.</text:p>
          </text:list-item>
          <text:list-item>
            <text:p text:style-name="P7">Die Tatsache, das er eine Freundschaft zu Salomon hat und sie indirekt zu Salomon gehören, auch wenn der Sturkopf Salomon das noch anders sieht. </text:p>
          </text:list-item>
          <text:list-item>
            <text:p text:style-name="P7">Die Tatsache, dass Quintes die Politik der GILDE nicht schätzt und nicht will, das die GILDE aktiv gegen die Schicksalsgemeinschaft vorgeht. Was sie seiner Meinung nach zweifelsohne tun werden, wenn die GILDE zweifelsfrei weiß, das es die Schicksalsgemeinschaft gibt.</text:p>
          </text:list-item>
          <text:list-item>
            <text:p text:style-name="P7">Die Tatsa­che, das Quintes glaubt, das er über die Gruppe die Möglichkeit bekommt, selbst zu einem Freimagier zu werden.</text:p>
          </text:list-item>
        </text:list>
        <text:p text:style-name="Text_20_body">Quintes stellt es der Gruppe frei, ob sie seine Dienste annehmen. Er wird alles tun, um das Vertrauen der Gruppe zu gewinnen. </text:p>
        <text:h text:style-name="Heading_20_2" text:outline-level="2">Frederic / Frederic Cousin</text:h>
        <text:p text:style-name="Text_20_body">In dessen Haus können sie nichts vernünftiges finden, außer einigen wenigen Briefen zwischen Frederic und seinem Cousin, die alle schon einige Monate alt sind und die nur SmallTalk beinhalten. </text:p>
        <text:p text:style-name="Text_20_body">Sein Cousin ist verschwunden. Er wurde von Frederic getötet, da die Sequenz ganz leicht bei ihm aufkam. </text:p>
        <text:p text:style-name="Text_20_body">In Unsdorf können sie Briefe finden, zwischen Frederic und Salomon. Tenor ist, das Frederic die Hilfe und den Schutz von Salomon annehmen möchte. </text:p>
        <text:p text:style-name="Text_20_body">Sie können auch einen noch nicht fertigen Brief finden, indem sich Frederic bei Solomon beklagt</text:p>
        <text:list text:style-name="L5">
          <text:list-item>
            <text:p text:style-name="P8">das er ständig Kopfschmerzen hat, </text:p>
          </text:list-item>
          <text:list-item>
            <text:p text:style-name="P8">im schwindelig wird </text:p>
          </text:list-item>
          <text:list-item>
            <text:p text:style-name="P8">und er manchmal das Gefühl hat unbedingt einen anderen Menschen töten zu müssen und das Blut drinken zu müssen. </text:p>
          </text:list-item>
          <text:list-item>
            <text:p text:style-name="P8">Er weiß nicht ob er dieses Verlangen noch lange kontrollieren kann.</text:p>
          </text:list-item>
          <text:list-item>
            <text:p text:style-name="P8">Dass seine Fähigkeiten immer stärker werden, er aber die Kontrolle darüber verliert und die Fähigkeiten eine Art von Eigenleben entwickelt haben...je stärker die Fähigkeiten werden, desto geringer ist seine Kontrolle daüber.</text:p>
          </text:list-item>
        </text:list>
        <text:h text:style-name="Heading_20_1" text:outline-level="1" text:is-list-header="true">Unsdorf</text:h>
        <text:p text:style-name="Text_20_body">Sie müssen nochmals Report ablegen und werden von der Miliz belobigt. </text:p>
        <text:h text:style-name="Heading_20_2" text:outline-level="2">Das Holzkästchen</text:h>
        <text:p text:style-name="Text_20_body">Derjenige der als erstes seine Eltern befragt wird folgendes zu hören bekommen:</text:p>
        <text:p text:style-name="Text_20_body">Es gibt ein sehr altes Familienerbstück (ein kleines Holzkästchen) , das seit unzähligen Generationen weitergeben wird. Dabei heißt es, dass eines Tages ein männlicher Nachkomme seine Eltern eindringlich nach „Vorkommnissen“ befragen wird. Dieser Nachkomme soll derjenige sein, der das Kästchen bekommen soll und der es als einziger öffnen können soll.</text:p>
        <text:p text:style-name="Text_20_body">Der Vater wird erzählen, das der Großvater versuchte, das Kästchen zu öffnen und daran gescheitert ist. Das Kästchen erwies sich als unzerstörbar. </text:p>
        <text:p text:style-name="Text_20_body">Man kann sich nun gerne daran probieren aber der Vater wünscht dabei zu sein, wenn der Versuch unternommen wird. </text:p>
        <text:h text:style-name="Heading_20_2" text:outline-level="2">Bedeutung des Holzkästchen</text:h>
        <text:p text:style-name="Text_20_body">Im Kästchen liegt ein Kristall und einige Metallblöcke aus einem unbekannten Material. Das ganze ist reichlich unspektakulär. Dazu gibt es noch einige Metallplatten die mit einer unbekannten Schrift verziert sind. </text:p>
        <text:p text:style-name="Text_20_body">Der Kristall ist ein riesiger Datenspeicher, indem alle notwendigen Informationen enthalten sind um das Artefakt zusammen zu setzen und zu aktivieren. Die Metallblöcke sind reines Material und werden benötigt um die einzelnen Teile des Artefaktes zu verbinden. Sollten die Teile verloren gehen, wird es unendlich schwerer das Artefaktes wieder zusammen zu setzen.</text:p>
        <text:p text:style-name="Text_20_body">Das Holzkästchen stammt von einem derjenigen der das damalige Artefakt mit zerlegte und in Revelation sich versteckt hielt. Es war seine Aufgabe dafür zu sorgen, dass diese Teile in Sicherheit bleiben.</text:p>
        <text:p text:style-name="Text_20_body">Die Metallplatten enthalten die notwendigen Instruktionen, die notwendig <text:s/>um zu wissen, was eigentlich los ist und wie man das Artefakt zusammen setzen kann.</text:p>
        <text:p text:style-name="Text_20_body">Der Grund warum gerade die Gruppe diejenigen sind, die die Pyramide finden, die Sequenz tragen und die die Nachfahren derjenigen sind, die das Artefakt zerlegt haben: Die Schöpfer haben an einigen Stellen der Simulation gescripted um die ganze Entwicklung zu beschleunigen. Daher ist dies alles so, owbwohl es eher unwahrscheinlich ist. </text:p>
        <text:p text:style-name="Text_20_body">Die Gruppe muß jemanden finden der die alten Metallplatten übersetzen kann.</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fo:color="#000080" fo:font-size="10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5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000080">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9999cc" fo:font-size="12pt" fo:font-weight="bold" style:font-size-asian="12pt" style:font-weight-asian="bold" style:font-size-complex="12pt" style:font-weight-complex="bold" style:text-scale="105%"/>
    </style:style>
    <style:style style:name="P4"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ccccff" fo:font-size="12pt" fo:font-weight="bold" style:font-size-asian="12pt" style:font-weight-asian="bold" style:font-size-complex="12pt" style:font-weight-complex="bold" style:text-scale="105%"/>
    </style:style>
    <style:style style:name="P5"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page-layout style:name="pm1">
      <style:page-layout-properties fo:page-width="21.001cm" fo:page-height="29.7cm" style:num-format="1" style:print-orientation="portrait" fo:margin-top="0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REVELATION</text:p>
        <text:p text:style-name="P3"><text:tab/>The Rules Engine for Roleplaying</text:p>
        <text:p text:style-name="P4"/>
      </style:header>
      <style:footer>
        <text:p text:style-name="P5"><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2-04T21:40:52</meta:creation-date>
    <dc:date>2006-07-30T17:45:27</dc:date>
    <meta:print-date>2006-06-18T17:09:50</meta:print-date>
    <dc:language>de-DE</dc:language>
    <meta:editing-cycles>53</meta:editing-cycles>
    <meta:editing-duration>P1DT0H8M41S</meta:editing-duration>
    <meta:user-defined meta:name="Info 1"/>
    <meta:user-defined meta:name="Info 2"/>
    <meta:user-defined meta:name="Info 3"/>
    <meta:user-defined meta:name="Info 4"/>
    <meta:document-statistic meta:table-count="0" meta:image-count="0" meta:object-count="0" meta:page-count="5" meta:paragraph-count="148" meta:word-count="3332" meta:character-count="21375"/>
  </office:meta>
</office:document-meta>
</file>